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AD0000013B598BD0478A14E38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6fc32" officeooo:paragraph-rsid="0016fc32"/>
    </style:style>
    <style:style style:name="P2" style:family="paragraph" style:parent-style-name="Heading_20_1">
      <style:text-properties officeooo:paragraph-rsid="0016fc32"/>
    </style:style>
    <style:style style:name="P3" style:family="paragraph" style:parent-style-name="Standard" style:list-style-name="L1">
      <style:text-properties officeooo:paragraph-rsid="001561d9"/>
    </style:style>
    <style:style style:name="P4" style:family="paragraph" style:parent-style-name="Standard" style:list-style-name="L1">
      <style:text-properties officeooo:paragraph-rsid="0016fc32"/>
    </style:style>
    <style:style style:name="P5" style:family="paragraph" style:parent-style-name="Standard">
      <style:text-properties officeooo:paragraph-rsid="00125f53"/>
    </style:style>
    <style:style style:name="P6" style:family="paragraph" style:parent-style-name="Standard">
      <style:text-properties officeooo:rsid="0012f359" officeooo:paragraph-rsid="0012f359"/>
    </style:style>
    <style:style style:name="P7" style:family="paragraph" style:parent-style-name="Standard" style:list-style-name="L6">
      <style:text-properties officeooo:rsid="0012f359" officeooo:paragraph-rsid="00143fbb"/>
    </style:style>
    <style:style style:name="P8" style:family="paragraph" style:parent-style-name="Standard" style:list-style-name="L2">
      <style:text-properties officeooo:paragraph-rsid="0012f359"/>
    </style:style>
    <style:style style:name="P9" style:family="paragraph" style:parent-style-name="Standard" style:list-style-name="L2">
      <style:text-properties officeooo:rsid="00143fbb" officeooo:paragraph-rsid="00143fbb"/>
    </style:style>
    <style:style style:name="P10" style:family="paragraph" style:parent-style-name="Standard" style:list-style-name="L9">
      <style:text-properties officeooo:rsid="00143fbb" officeooo:paragraph-rsid="00143fbb"/>
    </style:style>
    <style:style style:name="P11" style:family="paragraph" style:parent-style-name="Standard" style:list-style-name="L6">
      <style:text-properties officeooo:paragraph-rsid="00143fbb"/>
    </style:style>
    <style:style style:name="P12" style:family="paragraph" style:parent-style-name="Standard" style:list-style-name="L7">
      <style:text-properties officeooo:paragraph-rsid="00143fbb"/>
    </style:style>
    <style:style style:name="P13" style:family="paragraph" style:parent-style-name="Standard" style:list-style-name="L7">
      <style:text-properties officeooo:paragraph-rsid="001561d9"/>
    </style:style>
    <style:style style:name="P14" style:family="paragraph" style:parent-style-name="Standard" style:list-style-name="L9">
      <style:text-properties officeooo:paragraph-rsid="00143fbb"/>
    </style:style>
    <style:style style:name="P15" style:family="paragraph" style:parent-style-name="Standard" style:list-style-name="L11">
      <style:text-properties officeooo:paragraph-rsid="001561d9"/>
    </style:style>
    <style:style style:name="P16" style:family="paragraph" style:parent-style-name="Standard">
      <style:text-properties fo:font-style="italic" officeooo:paragraph-rsid="001561d9" style:font-style-asian="italic" style:font-style-complex="italic"/>
    </style:style>
    <style:style style:name="P17" style:family="paragraph" style:parent-style-name="Standard" style:list-style-name="L11">
      <style:text-properties fo:font-style="italic" officeooo:paragraph-rsid="001561d9" style:font-style-asian="italic" style:font-style-complex="italic"/>
    </style:style>
    <style:style style:name="P18" style:family="paragraph" style:parent-style-name="Standard" style:list-style-name="L1">
      <style:text-properties officeooo:rsid="0016fc32" officeooo:paragraph-rsid="0016fc32"/>
    </style:style>
    <style:style style:name="T1" style:family="text">
      <style:text-properties officeooo:rsid="00125f53"/>
    </style:style>
    <style:style style:name="T2" style:family="text">
      <style:text-properties officeooo:rsid="0012f359"/>
    </style:style>
    <style:style style:name="T3" style:family="text">
      <style:text-properties officeooo:rsid="00143fbb"/>
    </style:style>
    <style:style style:name="T4" style:family="text">
      <style:text-properties officeooo:rsid="001561d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561d9" style:font-style-asian="italic" style:font-style-complex="italic"/>
    </style:style>
    <style:style style:name="T7" style:family="text">
      <style:text-properties officeooo:rsid="0016fc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OKANU Ada - </text:span>Sujet de Stage</text:p>
      <text:p text:style-name="Standard"/>
      <text:p text:style-name="P5"/>
      <text:h text:style-name="Heading_20_1" text:outline-level="1">Titre</text:h>
      <text:p text:style-name="P5">Installation d’un environnement de développement, <text:span text:style-name="T1">d’exécution et de tests de l’application ALGEM sur</text:span> une machine de système Linux</text:p>
      <text:p text:style-name="P5"/>
      <text:h text:style-name="Heading_20_2" text:outline-level="2">Objectif</text:h>
      <text:p text:style-name="P6">Fournir une machine opérationnelle, utilisable par la suite au sein de Pro<text:span text:style-name="T3">d</text:span>uction Libre.</text:p>
      <text:p text:style-name="P16"><text:span text:style-name="T4">Objectif annexe :</text:span></text:p>
      <text:list xml:id="list3033752129" text:style-name="L11">
        <text:list-item>
          <text:p text:style-name="P17"><text:span text:style-name="T4">La machine installée </text:span>pourrait servir à tester le logiciel <text:span text:style-name="T4">réalisé par le stagiaire Mathias Thilby.</text:span></text:p>
          <text:p text:style-name="P15"/>
        </text:list-item>
      </text:list>
      <text:h text:style-name="Heading_20_1" text:outline-level="1">Description</text:h>
      <text:p text:style-name="P1"/>
      <text:list xml:id="list1150783598" text:style-name="L2">
        <text:list-item>
          <text:p text:style-name="P8"><text:span text:style-name="T3">I</text:span><text:span text:style-name="T2">nstall</text:span><text:span text:style-name="T3">ation de</text:span><text:span text:style-name="T2"> </text:span><text:span text:style-name="T3">l’ensemble des logiciels suivants</text:span></text:p>
        </text:list-item>
      </text:list>
      <text:list xml:id="list257303789" text:style-name="L6">
        <text:list-item>
          <text:list>
            <text:list-item>
              <text:p text:style-name="P11"><text:span text:style-name="T1">Système d’exploitation : Linux </text:span>Debian</text:p>
            </text:list-item>
            <text:list-item>
              <text:p text:style-name="P11"><text:span text:style-name="T1">E</text:span>nvironnement de <text:span text:style-name="T1">D</text:span>éveloppement <text:span text:style-name="T1">I</text:span>ntégré <text:span text:style-name="T1">(</text:span>IDE<text:span text:style-name="T1">) : </text:span><text:s/>NetBeans<text:line-break/>(ensemble d’outils <text:span text:style-name="T1">de développement d’applications</text:span> : <text:s/>éditeur de texte, débogue<text:span text:style-name="T1">u</text:span>r, <text:span text:style-name="T1">etc</text:span>)</text:p>
            </text:list-item>
            <text:list-item>
              <text:p text:style-name="P11"><text:span text:style-name="T1">S</text:span>ystème de contrôle de versions : <text:span text:style-name="T1">Git</text:span></text:p>
            </text:list-item>
            <text:list-item>
              <text:p text:style-name="P11"><text:span text:style-name="T1">Serveur HTTP : Apache</text:span></text:p>
            </text:list-item>
            <text:list-item>
              <text:p text:style-name="P11">Serveur <text:span text:style-name="T1">Base de Données : </text:span>PostgreSQL : gère l’accès des bases de données par l’intermédiaire</text:p>
            </text:list-item>
            <text:list-item>
              <text:p text:style-name="P7"><text:span text:style-name="T1">Serveur d’application web : Tomcat<text:line-break/>(</text:span> environnement d’exécution pour les servlets. Il permet donc aux développeurs d’exécuter leurs applications web Java<text:span text:style-name="T1">)</text:span></text:p>
            </text:list-item>
          </text:list>
        </text:list-item>
      </text:list>
      <text:list xml:id="list103521342913909" text:continue-list="list1150783598" text:style-name="L2">
        <text:list-item>
          <text:p text:style-name="P9">Activation et Configuration des logiciel installés</text:p>
        </text:list-item>
      </text:list>
      <text:list xml:id="list1177445391" text:style-name="L9">
        <text:list-item>
          <text:list>
            <text:list-item>
              <text:p text:style-name="P14">Activer et configurer le serveur HTTP.</text:p>
            </text:list-item>
            <text:list-item>
              <text:p text:style-name="P14">Activer et configurer la base de données PostgreSQL.</text:p>
            </text:list-item>
            <text:list-item>
              <text:p text:style-name="P10">Activer et configurer le serveur Tomcat.</text:p>
            </text:list-item>
          </text:list>
        </text:list-item>
      </text:list>
      <text:list xml:id="list103520595553286" text:continue-list="list103521342913909" text:style-name="L2">
        <text:list-item>
          <text:p text:style-name="P9">Install<text:span text:style-name="T4">ation</text:span> une instance autonome d'ALGEM</text:p>
        </text:list-item>
      </text:list>
      <text:list xml:id="list307118848" text:style-name="L7">
        <text:list-item>
          <text:list>
            <text:list-item>
              <text:p text:style-name="P12"><text:span text:style-name="T3">Récupérer dans Git les projets GitLab du logiciel ALGEM</text:span></text:p>
            </text:list-item>
            <text:list-item>
              <text:p text:style-name="P13">Charger et lancer une base de données de test <text:s/>ALGEM <text:span text:style-name="T4">dans </text:span>PostgreSQL.</text:p>
            </text:list-item>
            <text:list-item>
              <text:p text:style-name="P13">Activer une session Tomcat pour ALGEM.</text:p>
            </text:list-item>
            <text:list-item>
              <text:p text:style-name="P13">Configurer l'application pour qu'elle puisse accéder à la base de données PostgreSQL.</text:p>
            </text:list-item>
          </text:list>
        </text:list-item>
      </text:list>
      <text:h text:style-name="P2" text:outline-level="1">Eléments <text:span text:style-name="T7">fournis</text:span></text:h>
      <text:list xml:id="list3024935643" text:style-name="L1">
        <text:list-item>
          <text:p text:style-name="P4"><text:span text:style-name="T7">Un o</text:span><text:span text:style-name="T1">rdinateur </text:span><text:span text:style-name="T7">portable Lenovo n° xxx</text:span></text:p>
        </text:list-item>
        <text:list-item>
          <text:p text:style-name="P18">Accès aux documentations et sources ALGEM nécessaires pour le stage</text:p>
        </text:list-item>
      </text:list>
      <text:h text:style-name="P2" text:outline-level="1"><text:soft-page-break/>Eléments livrés</text:h>
      <text:list xml:id="list103520952703333" text:continue-numbering="true" text:style-name="L1">
        <text:list-item>
          <text:p text:style-name="P4"><text:span text:style-name="T1">L’ordinateur prêté pour le stage, installé </text:span><text:span text:style-name="T4">et configuré selon la description ci-dessus</text:span></text:p>
        </text:list-item>
        <text:list-item>
          <text:p text:style-name="P4"><text:span text:style-name="T4">Un document décrivant le mode d’emploi de l’ensemble des opérations effectuées.</text:span></text:p>
        </text:list-item>
        <text:list-item>
          <text:p text:style-name="P3"><text:span text:style-name="T6">Optionnel : u</text:span><text:span text:style-name="T5">n </text:span><text:span text:style-name="T6">ou plusieurs </text:span><text:span text:style-name="T5">script</text:span><text:span text:style-name="T6">s</text:span><text:span text:style-name="T5"> d’installation, </text:span><text:span text:style-name="T6">permettant de répéter tout ou partie de la réalisation, serait un plu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1.432cm" svg:y="-1.54cm" svg:width="2.792cm" svg:height="2.051cm" draw:z-index="1"><draw:image xlink:href="Pictures/10000001000001AD0000013B598BD0478A14E38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BOUCON</meta:initial-creator>
    <meta:creation-date>2025-02-18T20:04:18.954210298</meta:creation-date>
    <dc:date>2025-02-19T10:35:20.176090184</dc:date>
    <dc:creator>Daniel BOUCON</dc:creator>
    <meta:editing-duration>PT52M49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2" meta:paragraph-count="32" meta:word-count="289" meta:character-count="1832" meta:non-whitespace-character-count="1594"/>
  </office:meta>
</office:document-meta>
</file>